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fb46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nl" fo:country="NL"/>
    </style:style>
    <style:style style:name="P3" style:family="paragraph" style:parent-style-name="Text_20_body">
      <style:text-properties fo:font-size="14pt" fo:font-weight="normal" officeooo:rsid="000d3370" officeooo:paragraph-rsid="000cfb46" style:font-weight-asian="normal" style:font-weight-complex="normal"/>
    </style:style>
    <style:style style:name="P4" style:family="paragraph" style:parent-style-name="Text_20_body">
      <style:text-properties fo:font-size="14pt" fo:font-weight="normal" officeooo:rsid="000d0845" officeooo:paragraph-rsid="000cfb46" style:font-weight-asian="normal" style:font-weight-complex="normal"/>
    </style:style>
    <style:style style:name="P5" style:family="paragraph" style:parent-style-name="Text_20_body">
      <style:text-properties fo:font-size="14pt" fo:font-weight="normal" officeooo:rsid="000cfb46" officeooo:paragraph-rsid="000cfb46" style:font-weight-asian="normal" style:font-weight-complex="normal"/>
    </style:style>
    <style:style style:name="P6" style:family="paragraph" style:parent-style-name="Text_20_body">
      <style:text-properties officeooo:paragraph-rsid="000cfb46"/>
    </style:style>
    <style:style style:name="T1" style:family="text">
      <style:text-properties officeooo:rsid="000bc6d1"/>
    </style:style>
    <style:style style:name="T2" style:family="text">
      <style:text-properties fo:font-weight="bold" officeooo:rsid="000bc6d1" style:font-weight-asian="bold" style:font-weight-complex="bold"/>
    </style:style>
    <style:style style:name="T3" style:family="text">
      <style:text-properties officeooo:rsid="000cfb46"/>
    </style:style>
    <style:style style:name="T4" style:family="text">
      <style:text-properties fo:font-size="14pt" fo:font-weight="normal" officeooo:rsid="000d0845" style:font-weight-asian="normal" style:font-weight-complex="normal"/>
    </style:style>
    <style:style style:name="T5" style:family="text">
      <style:text-properties fo:font-size="14pt" fo:font-weight="normal" officeooo:rsid="000cfb46" style:font-weight-asian="normal" style:font-weight-complex="normal"/>
    </style:style>
    <style:style style:name="T6" style:family="text">
      <style:text-properties fo:font-size="14pt" fo:font-weight="normal" officeooo:rsid="000d0845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cfb46" style:font-size-asian="14pt" style:font-size-complex="14pt"/>
    </style:style>
    <style:style style:name="T9" style:family="text">
      <style:text-properties fo:font-size="14pt" officeooo:rsid="000bc6d1" style:font-size-asian="14pt" style:font-size-complex="14pt"/>
    </style:style>
    <style:style style:name="T10" style:family="text">
      <style:text-properties fo:font-size="14pt" fo:font-weight="bold" officeooo:rsid="000bc6d1" style:font-size-asian="14pt" style:font-weight-asian="bold" style:font-size-complex="14pt" style:font-weight-complex="bold"/>
    </style:style>
    <style:style style:name="T11" style:family="text">
      <style:text-properties fo:language="nl" fo:country="N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7">Bij de prijs van de staanplaats inbegrepen</text:span></text:span><text:span text:style-name="T7">: </text:span><text:span text:style-name="T10">2 Personen</text:span><text:span text:style-name="T9"> </text:span><text:span text:style-name="T7">plaats camper/caravan/tent, stroom, sanitair, warme douches, parkeerplaats auto <text:s/></text:span></text:p>
      <text:p text:style-name="Standard"/>
      <text:p text:style-name="P1"><text:span text:style-name="Strong_20_Emphasis"><text:span text:style-name="T7">De prijzen zijn exclusief de toeristenbelasting</text:span></text:span><text:span text:style-name="T7"> (€ </text:span><text:span text:style-name="T8">1.</text:span><text:span text:style-name="T7"> per persoon, per nacht voor  een  maximum  van  10 opeenvolgende nachten; Kinderen onder de 14 jaar zijn vrijgesteld).<text:line-break/></text:span></text:p>
      <text:p text:style-name="P1"><text:span text:style-name="Strong_20_Emphasis"><text:span text:style-name="T7">Vertrek:</text:span></text:span><text:span text:style-name="T7"> onafhankelijk van de aankomsttijd wordt er 1 nacht extra in rekening gebracht als men op de vertrekdag de camping na </text:span><text:span text:style-name="Strong_20_Emphasis"><text:span text:style-name="T7">11:00</text:span></text:span><text:span text:style-name="T7"> uur verlaat.</text:span></text:p>
      <text:p text:style-name="Standard"/>
      <text:p text:style-name="P4"><text:span text:style-name="T3">STAANPLAATS</text:span> <text:s text:c="3"/><text:span text:style-name="T3">R</text:span>elax</text:p>
      <text:p text:style-name="P4"><text:span text:style-name="T3">STAANPLAATS</text:span> <text:s text:c="3"/>Panorama</text:p>
      <text:p text:style-name="P4"><text:span text:style-name="T3">STAANPLAATS</text:span> <text:s text:c="3"/>Aqua</text:p>
      <text:p text:style-name="P4"><text:span text:style-name="T3">VOLVASSENE</text:span> extra</text:p>
      <text:p text:style-name="P4"><text:s/><text:span text:style-name="T3">KIND </text:span>Extra</text:p>
      <text:p text:style-name="P5">HOND</text:p>
      <text:p text:style-name="P4"><text:span text:style-name="T3">BEZOEK</text:span> giornaliero</text:p>
      <text:p text:style-name="P4">Extra: </text:p>
      <text:p text:style-name="P6"><text:span text:style-name="T4">- 2°auto, barca, tendina </text:span><text:s/><text:span text:style-name="T7">buiten de standplaats</text:span><text:span text:style-name="T6"> </text:span><text:span text:style-name="T4">euro 5. </text:span><text:span text:style-name="T5">per dag</text:span></text:p>
      <text:p text:style-name="P6"><text:bookmark text:name="ctl00_contentPlacePage_template_11_text"/><text:span text:style-name="T4">- </text:span><text:span text:style-name="T7">Onbezette overnachtingsplaats </text:span><text:span text:style-name="T8">euro 10 per Nacht</text:span></text:p>
      <text:p text:style-name="P6"><text:span text:style-name="T8"><text:s text:c="3"/>(alleen mogelijk in het laanseizoen)</text:span></text:p>
      <text:p text:style-name="P6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0:04:12.844748937</meta:creation-date>
    <dc:date>2016-11-16T20:25:47.57516221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04" meta:character-count="723" meta:non-whitespace-character-count="610"/>
  </office:meta>
</office:document-meta>
</file>